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cm" fo:break-before="page" table:align="margins"/>
    </style:style>
    <style:style style:name="Таблица1.A" style:family="table-column">
      <style:table-column-properties style:column-width="2.833cm" style:rel-column-width="1092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Droid Sans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9pt" fo:language="uk" fo:country="UA" style:font-size-asian="9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Droid Sans" fo:font-size="9pt" fo:language="uk" fo:country="UA" style:font-size-asian="9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Droid Sans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Droid Sans" fo:font-size="8pt" fo:language="uk" fo:country="UA" style:font-size-asian="8pt"/>
    </style:style>
    <style:style style:name="P6" style:family="paragraph" style:parent-style-name="Standard">
      <style:paragraph-properties fo:text-align="center" style:justify-single-word="false"/>
      <style:text-properties style:font-name="FreeSans" fo:font-size="14pt"/>
    </style:style>
    <style:style style:name="P7" style:family="paragraph" style:parent-style-name="Standard">
      <style:paragraph-properties fo:text-align="center" style:justify-single-word="false"/>
      <style:text-properties style:font-name="FreeSans"/>
    </style:style>
    <style:style style:name="P8" style:family="paragraph" style:parent-style-name="Standard">
      <style:paragraph-properties fo:text-align="center" style:justify-single-word="false"/>
      <style:text-properties style:font-name="FreeSans" fo:font-size="22pt"/>
    </style:style>
    <style:style style:name="P9" style:family="paragraph" style:parent-style-name="Standard">
      <style:paragraph-properties fo:text-align="end" style:justify-single-word="false"/>
      <style:text-properties style:font-name="FreeSans"/>
    </style:style>
    <style:style style:name="P10" style:family="paragraph" style:parent-style-name="Table_20_Contents">
      <style:text-properties style:font-name="Droid Sans"/>
    </style:style>
    <style:style style:name="P11" style:family="paragraph" style:parent-style-name="Textformatvorlage">
      <style:text-properties style:font-name="Droid Sans"/>
    </style:style>
    <style:style style:name="P12" style:family="paragraph" style:parent-style-name="Table_20_Contents">
      <style:paragraph-properties fo:text-align="center" style:justify-single-word="false"/>
      <style:text-properties style:font-name="Droid Sans"/>
    </style:style>
    <style:style style:name="P13" style:family="paragraph" style:parent-style-name="Standard">
      <style:paragraph-properties fo:text-align="center" style:justify-single-word="false"/>
      <style:text-properties style:font-name="FreeSans" fo:font-size="16pt"/>
    </style:style>
    <style:style style:name="P14" style:family="paragraph" style:parent-style-name="Standard">
      <style:text-properties style:font-name="Droid Sans"/>
    </style:style>
    <style:style style:name="P15" style:family="paragraph" style:parent-style-name="Standard">
      <style:paragraph-properties fo:text-align="start" style:justify-single-word="false"/>
      <style:text-properties style:font-name="Droid Sans" fo:font-size="16pt"/>
    </style:style>
    <style:style style:name="P16" style:family="paragraph" style:parent-style-name="Standard">
      <style:paragraph-properties fo:text-align="center" style:justify-single-word="false" style:snap-to-layout-grid="false"/>
      <style:text-properties style:font-name="Droid Sans" fo:font-size="9pt" fo:language="uk" fo:country="UA" fo:font-style="italic" style:font-size-asian="9pt" style:font-style-asian="italic"/>
    </style:style>
    <style:style style:name="P17" style:family="paragraph" style:parent-style-name="Standard">
      <style:paragraph-properties fo:text-align="start" style:justify-single-word="false"/>
      <style:text-properties style:font-name="Droid Sans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text-position="sub 58%" style:font-name="Droid Sans" fo:font-size="9pt" fo:language="uk" fo:country="UA" style:font-size-asian="9pt"/>
    </style:style>
    <style:style style:name="P19" style:family="paragraph" style:parent-style-name="Standard">
      <style:paragraph-properties fo:text-align="start" style:justify-single-word="false" fo:break-before="page"/>
      <style:text-properties style:font-name="Droid Sans" fo:font-size="16pt"/>
    </style:style>
    <style:style style:name="T1" style:family="text">
      <style:text-properties style:text-position="sub 58%" fo:font-size="9pt" fo:language="uk" fo:country="UA" fo:font-style="italic" style:font-size-asian="9pt" style:font-style-asian="italic"/>
    </style:style>
    <style:style style:name="T2" style:family="text">
      <style:text-properties style:text-position="sub 58%" fo:font-size="9pt" fo:language="uk" fo:country="UA" style:font-size-asian="9pt"/>
    </style:style>
    <style:style style:name="T3" style:family="text">
      <style:text-properties fo:font-size="9pt" fo:language="uk" fo:country="UA" fo:font-style="italic" style:font-size-asian="9pt" style:font-style-asian="italic"/>
    </style:style>
    <style:style style:name="T4" style:family="text">
      <style:text-properties fo:font-size="8pt" fo:language="uk" fo:country="UA" fo:font-style="italic" style:font-size-asian="8pt" style:font-style-asian="itali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">Національний Технічний Університет України </text:p>
      <text:p text:style-name="P6">“Київський Політехнічний Інститут”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Лабораторна робота № 2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Виконав студент 2 курсу</text:p>
      <text:p text:style-name="P9">групи ІО-82</text:p>
      <text:p text:style-name="P9">Гер'ятович Ярослав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Київ 2009</text:p>
      <text:p text:style-name="P19">Варіант: 000001110</text:p>
      <text:p text:style-name="P15"/>
      <text:p text:style-name="P15">D = A (B-1) + 0.5 C</text:p>
      <text:p text:style-name="P15"/>
      <text:p text:style-name="P15">D тригер, Мілі</text:p>
      <text:p text:style-name="P15"><draw:frame draw:style-name="fr1" draw:name="Объект1" text:anchor-type="paragraph" svg:x="0.081cm" svg:y="0.146cm" svg:width="18.018cm" svg:height="21.842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 table:number-columns-repeated="6"/>
        <table:table-row>
          <table:table-cell table:style-name="Таблица1.A1" office:value-type="string">
            <text:p text:style-name="P12"/>
          </table:table-cell>
          <table:table-cell table:style-name="Таблица1.A1" office:value-type="string">
            <text:p text:style-name="P12">Q2Q1</text:p>
          </table:table-cell>
          <table:table-cell table:style-name="Таблица1.A1" office:value-type="string">
            <text:p text:style-name="P12">Q2Q1</text:p>
          </table:table-cell>
          <table:table-cell table:style-name="Таблица1.A1" office:value-type="string">
            <text:p text:style-name="P12">X1,x2,x3</text:p>
          </table:table-cell>
          <table:table-cell table:style-name="Таблица1.A1" office:value-type="string">
            <text:p text:style-name="P12">Y1,y2</text:p>
          </table:table-cell>
          <table:table-cell table:style-name="Таблица1.F1" office:value-type="string">
            <text:p text:style-name="P12">D2,D1</text:p>
          </table:table-cell>
        </table:table-row>
        <table:table-row>
          <table:table-cell table:style-name="Таблица1.A2" office:value-type="string">
            <text:p text:style-name="P12">Z1- z2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A2" office:value-type="string">
            <text:p text:style-name="P12">---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F2" office:value-type="string">
            <text:p text:style-name="P12">01</text:p>
          </table:table-cell>
        </table:table-row>
        <table:table-row>
          <table:table-cell table:style-name="Таблица1.A2" office:value-type="string">
            <text:p text:style-name="P12">Z2 — z2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A2" office:value-type="string">
            <text:p text:style-name="P12">0--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F2" office:value-type="string">
            <text:p text:style-name="P12">01</text:p>
          </table:table-cell>
        </table:table-row>
        <table:table-row>
          <table:table-cell table:style-name="Таблица1.A2" office:value-type="string">
            <text:p text:style-name="P12">z2-z3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11-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F2" office:value-type="string">
            <text:p text:style-name="P12">10</text:p>
          </table:table-cell>
        </table:table-row>
        <table:table-row>
          <table:table-cell table:style-name="Таблица1.A2" office:value-type="string">
            <text:p text:style-name="P12">Z2 — z4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10-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F2" office:value-type="string">
            <text:p text:style-name="P12">11</text:p>
          </table:table-cell>
        </table:table-row>
        <table:table-row>
          <table:table-cell table:style-name="Таблица1.A2" office:value-type="string">
            <text:p text:style-name="P12">Z3 — z3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-10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F2" office:value-type="string">
            <text:p text:style-name="P12">10</text:p>
          </table:table-cell>
        </table:table-row>
        <table:table-row>
          <table:table-cell table:style-name="Таблица1.A2" office:value-type="string">
            <text:p text:style-name="P12">Z3 — z1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A2" office:value-type="string">
            <text:p text:style-name="P12">--1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F2" office:value-type="string">
            <text:p text:style-name="P12">00</text:p>
          </table:table-cell>
        </table:table-row>
        <table:table-row>
          <table:table-cell table:style-name="Таблица1.A2" office:value-type="string">
            <text:p text:style-name="P12">Z3 — z4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-00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F2" office:value-type="string">
            <text:p text:style-name="P12">11</text:p>
          </table:table-cell>
        </table:table-row>
        <table:table-row>
          <table:table-cell table:style-name="Таблица1.A2" office:value-type="string">
            <text:p text:style-name="P12">Z4 — z4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-00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F2" office:value-type="string">
            <text:p text:style-name="P12">11</text:p>
          </table:table-cell>
        </table:table-row>
        <table:table-row>
          <table:table-cell table:style-name="Таблица1.A2" office:value-type="string">
            <text:p text:style-name="P12">Z4 — z1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00</text:p>
          </table:table-cell>
          <table:table-cell table:style-name="Таблица1.A2" office:value-type="string">
            <text:p text:style-name="P12">--1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F2" office:value-type="string">
            <text:p text:style-name="P12">00</text:p>
          </table:table-cell>
        </table:table-row>
        <table:table-row>
          <table:table-cell table:style-name="Таблица1.A2" office:value-type="string">
            <text:p text:style-name="P12">Z4 — z3</text:p>
          </table:table-cell>
          <table:table-cell table:style-name="Таблица1.A2" office:value-type="string">
            <text:p text:style-name="P12">11</text:p>
          </table:table-cell>
          <table:table-cell table:style-name="Таблица1.A2" office:value-type="string">
            <text:p text:style-name="P12">10</text:p>
          </table:table-cell>
          <table:table-cell table:style-name="Таблица1.A2" office:value-type="string">
            <text:p text:style-name="P12">-10</text:p>
          </table:table-cell>
          <table:table-cell table:style-name="Таблица1.A2" office:value-type="string">
            <text:p text:style-name="P12">01</text:p>
          </table:table-cell>
          <table:table-cell table:style-name="Таблица1.F2" office:value-type="string">
            <text:p text:style-name="P12">10</text:p>
          </table:table-cell>
        </table:table-row>
      </table:table>
      <text:p text:style-name="P1"/>
      <text:p text:style-name="P1"/>
      <text:p text:style-name="P1"/>
      <text:p text:style-name="P1">D2 = Q2!x3 v Q2Q1x1</text:p>
      <text:p text:style-name="P1"/>
      <text:p text:style-name="P1">D1 = Q2!x2!x3 v !Q2!Q1 v !Q2!x1 v !Q2Q1x1!x2</text:p>
      <text:p text:style-name="P1"/>
      <text:p text:style-name="P1">y1 = Q2!Q1; <text:tab/><text:tab/>y2 = Q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Ярослав </meta:initial-creator>
    <meta:creation-date>2010-02-28T23:04:28</meta:creation-date>
    <dc:date>2010-03-04T23:44:11</dc:date>
    <dc:creator>Ярослав </dc:creator>
    <meta:editing-duration>PT01H28M43S</meta:editing-duration>
    <meta:editing-cycles>7</meta:editing-cycles>
    <meta:generator>OpenOffice.org/3.2$Linux OpenOffice.org_project/320m12$Build-9483</meta:generator>
    <meta:document-statistic meta:table-count="1" meta:image-count="0" meta:object-count="1" meta:page-count="3" meta:paragraph-count="78" meta:word-count="138" meta:character-count="4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cm"/>
    </style:style>
    <style:style style:name="gr4" style:family="graphic" style:parent-style-name="standard">
      <style:graphic-properties draw:stroke="none" svg:stroke-color="#000000" draw:fill="none" draw:fill-color="#ffffff" fo:min-height="1.111cm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id="id11" draw:layer="layout" svg:width="6.5cm" svg:height="1.5cm" svg:x="6.5cm" svg:y="-2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" draw:layer="layout" svg:width="4.5cm" svg:height="3cm" svg:x="7.5cm" svg:y="4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id="id8" draw:layer="layout" svg:x1="9.75cm" svg:y1="7cm" svg:x2="9.75cm" svg:y2="9cm" draw:start-shape="id1" draw:start-glue-point="6" draw:end-shape="id2" draw:end-glue-point="4" svg:d="m9750 7000v2000">
          <text:p/>
        </draw:connector>
        <draw:frame draw:style-name="gr3" draw:layer="layout" svg:width="1.5cm" svg:height="1.673cm" svg:x="13cm" svg:y="-2cm">
          <draw:text-box>
            <text:p>Z1</text:p>
            <text:p/>
          </draw:text-box>
        </draw:frame>
        <draw:frame draw:style-name="gr4" draw:layer="layout" svg:width="2cm" svg:height="1.361cm" svg:x="12.5cm" svg:y="1.139cm">
          <draw:text-box>
            <text:p>Z2</text:p>
          </draw:text-box>
        </draw:frame>
        <draw:frame draw:style-name="gr4" draw:layer="layout" svg:width="1.5cm" svg:height="1.673cm" svg:x="6cm" svg:y="4.5cm">
          <draw:text-box>
            <text:p>0</text:p>
            <text:p/>
          </draw:text-box>
        </draw:frame>
        <draw:frame draw:style-name="gr4" draw:layer="layout" svg:width="1.5cm" svg:height="1.361cm" svg:x="10cm" svg:y="7cm">
          <draw:text-box>
            <text:p>1</text:p>
          </draw:text-box>
        </draw:frame>
        <draw:custom-shape draw:style-name="gr1" draw:text-style-name="P1" draw:id="id10" draw:layer="layout" svg:width="4.5cm" svg:height="3cm" svg:x="7.5cm" svg:y="4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7" draw:layer="layout" svg:width="5.5cm" svg:height="2cm" svg:x="7.5cm" svg:y="20.5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1.5cm" svg:height="1.75cm" svg:x="6cm" svg:y="4.5cm">
          <draw:text-box>
            <text:p>0</text:p>
            <text:p/>
          </draw:text-box>
        </draw:frame>
        <draw:frame draw:style-name="gr5" draw:layer="layout" svg:width="1.5cm" svg:height="1.75cm" svg:x="10cm" svg:y="7cm">
          <draw:text-box>
            <text:p>1</text:p>
          </draw:text-box>
        </draw:frame>
        <draw:custom-shape draw:style-name="gr1" draw:text-style-name="P1" draw:id="id2" draw:layer="layout" svg:width="4.5cm" svg:height="3cm" svg:x="7.5cm" svg:y="9cm">
          <text:p text:style-name="P1">p2[0]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4" draw:layer="layout" svg:width="6cm" svg:height="3cm" svg:x="12cm" svg:y="12cm">
          <text:p text:style-name="P1">P3 = 0.R(P3)</text:p>
          <text:p text:style-name="P1">P2 = L(P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6cm" svg:height="2.5cm" svg:x="1.5cm" svg:y="12.5cm">
          <text:p text:style-name="P1">P1 = P1 + P3</text:p>
          <text:p text:style-name="P1">P3 = 0.R(P3)</text:p>
          <text:p text:style-name="P1">P2 = L(P2)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5cm" svg:height="3cm" svg:x="8cm" svg:y="16.5cm">
          <text:p text:style-name="P1">P3 =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.5cm" svg:y1="10.5cm" svg:x2="4.5cm" svg:y2="12.5cm" draw:start-shape="id2" draw:start-glue-point="5" draw:end-shape="id3" svg:d="m7500 10500h-3000v2000">
          <text:p/>
        </draw:connector>
        <draw:connector draw:style-name="gr2" draw:text-style-name="P1" draw:layer="layout" svg:x1="12cm" svg:y1="10.5cm" svg:x2="15cm" svg:y2="12cm" draw:start-shape="id2" draw:start-glue-point="7" draw:end-shape="id4" svg:d="m12000 10500h3000v1500">
          <text:p/>
        </draw:connector>
        <draw:connector draw:style-name="gr2" draw:text-style-name="P1" draw:id="id5" draw:layer="layout" svg:x1="4.5cm" svg:y1="15cm" svg:x2="15cm" svg:y2="15cm" draw:start-shape="id3" draw:start-glue-point="2" draw:end-shape="id4" draw:end-glue-point="2" svg:d="m4500 15000v501h10500v-501">
          <text:p/>
        </draw:connector>
        <draw:connector draw:style-name="gr2" draw:text-style-name="P1" draw:layer="layout" svg:x1="10.25cm" svg:y1="15.501cm" svg:x2="10.25cm" svg:y2="16.5cm" draw:start-shape="id5" draw:start-glue-point="0" draw:end-shape="id6" draw:end-glue-point="4" svg:d="m10250 15501v999">
          <text:p/>
        </draw:connector>
        <draw:connector draw:style-name="gr2" draw:text-style-name="P1" draw:layer="layout" svg:x1="10.25cm" svg:y1="19.5cm" svg:x2="10.25cm" svg:y2="20.5cm" draw:start-shape="id6" draw:start-glue-point="6" draw:end-shape="id7" draw:end-glue-point="4" svg:d="m10250 19500v1000">
          <text:p/>
        </draw:connector>
        <draw:connector draw:style-name="gr6" draw:text-style-name="P1" draw:layer="layout" draw:line-skew="5.498cm" svg:x1="12.5cm" svg:y1="18cm" svg:x2="9.75cm" svg:y2="8cm" draw:start-shape="id6" draw:start-glue-point="7" draw:end-shape="id8" draw:end-glue-point="0" svg:d="m12500 18000h6000v-10000h-8750">
          <text:p/>
        </draw:connector>
        <draw:frame draw:style-name="gr5" draw:layer="layout" svg:width="1.5cm" svg:height="1.75cm" svg:x="6.5cm" svg:y="9.25cm">
          <draw:text-box>
            <text:p>1</text:p>
          </draw:text-box>
        </draw:frame>
        <draw:frame draw:style-name="gr5" draw:layer="layout" svg:width="1.5cm" svg:height="1.75cm" svg:x="12cm" svg:y="9cm">
          <draw:text-box>
            <text:p>0</text:p>
          </draw:text-box>
        </draw:frame>
        <draw:frame draw:style-name="gr5" draw:layer="layout" svg:width="1.5cm" svg:height="1.75cm" svg:x="10.5cm" svg:y="19.5cm">
          <draw:text-box>
            <text:p>1</text:p>
          </draw:text-box>
        </draw:frame>
        <draw:frame draw:style-name="gr5" draw:layer="layout" svg:width="1.5cm" svg:height="1.75cm" svg:x="12.5cm" svg:y="16.75cm">
          <draw:text-box>
            <text:p>0</text:p>
          </draw:text-box>
        </draw:frame>
        <draw:frame draw:style-name="gr3" draw:layer="layout" svg:width="1.5cm" svg:height="1.673cm" svg:x="7.5cm" svg:y="13cm">
          <draw:text-box>
            <text:p>Z3</text:p>
            <text:p/>
          </draw:text-box>
        </draw:frame>
        <draw:frame draw:style-name="gr3" draw:layer="layout" svg:width="1.5cm" svg:height="1.673cm" svg:x="18cm" svg:y="13cm">
          <draw:text-box>
            <text:p>Z4</text:p>
            <text:p/>
          </draw:text-box>
        </draw:frame>
        <draw:rect draw:style-name="gr7" draw:text-style-name="P1" draw:id="id9" draw:layer="layout" svg:width="5.5cm" svg:height="2cm" svg:x="7cm" svg:y="1cm">
          <text:p text:style-name="P1">-</text:p>
        </draw:rect>
        <draw:connector draw:style-name="gr2" draw:text-style-name="P1" draw:layer="layout" svg:x1="9.75cm" svg:y1="3cm" svg:x2="9.75cm" svg:y2="4cm" draw:start-shape="id9" draw:start-glue-point="2" draw:end-shape="id10" draw:end-glue-point="4" svg:d="m9750 3000v1000">
          <text:p/>
        </draw:connector>
        <draw:connector draw:style-name="gr2" draw:text-style-name="P1" draw:layer="layout" svg:x1="9.75cm" svg:y1="-0.5cm" svg:x2="9.75cm" svg:y2="1cm" draw:start-shape="id11" draw:start-glue-point="8" draw:end-shape="id9" draw:end-glue-point="0" svg:d="m9750-500v1500">
          <text:p/>
        </draw:connector>
        <draw:frame draw:style-name="gr3" draw:layer="layout" svg:width="1.5cm" svg:height="1.673cm" svg:x="13.5cm" svg:y="20.827cm">
          <draw:text-box>
            <text:p>Z1</text:p>
            <text:p/>
          </draw:text-box>
        </draw:frame>
        <draw:custom-shape draw:style-name="gr1" draw:text-style-name="P1" draw:id="id22" draw:layer="layout" svg:width="6.5cm" svg:height="1.5cm" svg:x="24cm" svg:y="-2.5cm">
          <text:p text:style-name="P1">П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2" draw:layer="layout" svg:width="4.5cm" svg:height="3cm" svg:x="25cm" svg:y="3.5cm">
          <text:p text:style-name="P1">x1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id="id19" draw:layer="layout" svg:x1="27.25cm" svg:y1="6.5cm" svg:x2="27.25cm" svg:y2="8.5cm" draw:start-shape="id12" draw:start-glue-point="6" draw:end-shape="id13" draw:end-glue-point="4" svg:d="m27250 6500v2000">
          <text:p/>
        </draw:connector>
        <draw:frame draw:style-name="gr3" draw:layer="layout" svg:width="1.5cm" svg:height="1.673cm" svg:x="30.5cm" svg:y="-2.5cm">
          <draw:text-box>
            <text:p>Z1</text:p>
            <text:p/>
          </draw:text-box>
        </draw:frame>
        <draw:frame draw:style-name="gr4" draw:layer="layout" svg:width="2cm" svg:height="1.361cm" svg:x="30cm" svg:y="0.639cm">
          <draw:text-box>
            <text:p>Z2</text:p>
          </draw:text-box>
        </draw:frame>
        <draw:frame draw:style-name="gr4" draw:layer="layout" svg:width="1.5cm" svg:height="1.673cm" svg:x="23.5cm" svg:y="4cm">
          <draw:text-box>
            <text:p>0</text:p>
            <text:p/>
          </draw:text-box>
        </draw:frame>
        <draw:frame draw:style-name="gr4" draw:layer="layout" svg:width="1.5cm" svg:height="1.361cm" svg:x="27.5cm" svg:y="6.5cm">
          <draw:text-box>
            <text:p>1</text:p>
          </draw:text-box>
        </draw:frame>
        <draw:custom-shape draw:style-name="gr1" draw:text-style-name="P1" draw:id="id21" draw:layer="layout" svg:width="4.5cm" svg:height="3cm" svg:x="25cm" svg:y="3.5cm">
          <text:p text:style-name="P1">x1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8" draw:layer="layout" svg:width="5.5cm" svg:height="2cm" svg:x="25cm" svg:y="20cm">
          <text:p text:style-name="P1">К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5" draw:layer="layout" svg:width="1.5cm" svg:height="1.75cm" svg:x="23.5cm" svg:y="4cm">
          <draw:text-box>
            <text:p>0</text:p>
            <text:p/>
          </draw:text-box>
        </draw:frame>
        <draw:frame draw:style-name="gr5" draw:layer="layout" svg:width="1.5cm" svg:height="1.75cm" svg:x="27.5cm" svg:y="6.5cm">
          <draw:text-box>
            <text:p>1</text:p>
          </draw:text-box>
        </draw:frame>
        <draw:custom-shape draw:style-name="gr1" draw:text-style-name="P1" draw:id="id13" draw:layer="layout" svg:width="4.5cm" svg:height="3cm" svg:x="25cm" svg:y="8.5cm">
          <text:p text:style-name="P1">x2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draw:id="id15" draw:layer="layout" svg:width="6cm" svg:height="3cm" svg:x="30.5cm" svg:y="11.5cm">
          <text:p text:style-name="P1">y2</text:p>
          <draw:enhanced-geometry svg:viewBox="0 0 21600 21600" draw:type="rectangle" draw:enhanced-path="M 0 0 L 21600 0 21600 21600 0 21600 0 0 Z N"/>
        </draw:custom-shape>
        <draw:custom-shape draw:style-name="gr1" draw:text-style-name="P1" draw:id="id14" draw:layer="layout" svg:width="6cm" svg:height="2.5cm" svg:x="19cm" svg:y="12cm">
          <text:p text:style-name="P1">y1,y2</text:p>
          <draw:enhanced-geometry svg:viewBox="0 0 21600 21600" draw:type="rectangle" draw:enhanced-path="M 0 0 L 21600 0 21600 21600 0 21600 0 0 Z N"/>
        </draw:custom-shape>
        <draw:custom-shape draw:style-name="gr1" draw:text-style-name="P1" draw:id="id17" draw:layer="layout" svg:width="4.5cm" svg:height="3cm" svg:x="25.5cm" svg:y="16cm">
          <text:p text:style-name="P1">X3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25cm" svg:y1="10cm" svg:x2="22cm" svg:y2="12cm" draw:start-shape="id13" draw:start-glue-point="5" draw:end-shape="id14" svg:d="m25000 10000h-3000v2000">
          <text:p/>
        </draw:connector>
        <draw:connector draw:style-name="gr2" draw:text-style-name="P1" draw:layer="layout" svg:x1="29.5cm" svg:y1="10cm" svg:x2="33.5cm" svg:y2="11.5cm" draw:start-shape="id13" draw:start-glue-point="7" draw:end-shape="id15" svg:d="m29500 10000h4000v1500">
          <text:p/>
        </draw:connector>
        <draw:connector draw:style-name="gr2" draw:text-style-name="P1" draw:id="id16" draw:layer="layout" svg:x1="22cm" svg:y1="14.5cm" svg:x2="33.5cm" svg:y2="14.5cm" draw:start-shape="id14" draw:start-glue-point="2" draw:end-shape="id15" draw:end-glue-point="2" svg:d="m22000 14500v501h11500v-501">
          <text:p/>
        </draw:connector>
        <draw:connector draw:style-name="gr2" draw:text-style-name="P1" draw:layer="layout" svg:x1="27.75cm" svg:y1="15.001cm" svg:x2="27.75cm" svg:y2="16cm" draw:start-shape="id16" draw:start-glue-point="0" draw:end-shape="id17" draw:end-glue-point="4" svg:d="m27750 15001v999">
          <text:p/>
        </draw:connector>
        <draw:connector draw:style-name="gr2" draw:text-style-name="P1" draw:layer="layout" svg:x1="27.75cm" svg:y1="19cm" svg:x2="27.75cm" svg:y2="20cm" draw:start-shape="id17" draw:start-glue-point="6" draw:end-shape="id18" draw:end-glue-point="4" svg:d="m27750 19000v1000">
          <text:p/>
        </draw:connector>
        <draw:connector draw:style-name="gr6" draw:text-style-name="P1" draw:layer="layout" draw:line-skew="6.498cm" svg:x1="30cm" svg:y1="17.5cm" svg:x2="27.25cm" svg:y2="7.5cm" draw:start-shape="id17" draw:start-glue-point="7" draw:end-shape="id19" draw:end-glue-point="0" svg:d="m30000 17500h7000v-10000h-9750">
          <text:p/>
        </draw:connector>
        <draw:frame draw:style-name="gr5" draw:layer="layout" svg:width="1.5cm" svg:height="1.75cm" svg:x="24cm" svg:y="8.75cm">
          <draw:text-box>
            <text:p>1</text:p>
          </draw:text-box>
        </draw:frame>
        <draw:frame draw:style-name="gr5" draw:layer="layout" svg:width="1.5cm" svg:height="1.75cm" svg:x="29.5cm" svg:y="8.5cm">
          <draw:text-box>
            <text:p>0</text:p>
          </draw:text-box>
        </draw:frame>
        <draw:frame draw:style-name="gr5" draw:layer="layout" svg:width="1.5cm" svg:height="1.75cm" svg:x="28cm" svg:y="19cm">
          <draw:text-box>
            <text:p>1</text:p>
          </draw:text-box>
        </draw:frame>
        <draw:frame draw:style-name="gr5" draw:layer="layout" svg:width="1.5cm" svg:height="1.75cm" svg:x="30cm" svg:y="16.25cm">
          <draw:text-box>
            <text:p>0</text:p>
          </draw:text-box>
        </draw:frame>
        <draw:frame draw:style-name="gr3" draw:layer="layout" svg:width="1.5cm" svg:height="1.673cm" svg:x="25cm" svg:y="12.5cm">
          <draw:text-box>
            <text:p>Z3</text:p>
            <text:p/>
          </draw:text-box>
        </draw:frame>
        <draw:frame draw:style-name="gr3" draw:layer="layout" svg:width="1.5cm" svg:height="1.673cm" svg:x="38.5cm" svg:y="12.5cm">
          <draw:text-box>
            <text:p>Z4</text:p>
            <text:p/>
          </draw:text-box>
        </draw:frame>
        <draw:rect draw:style-name="gr7" draw:text-style-name="P1" draw:id="id20" draw:layer="layout" svg:width="5.5cm" svg:height="2cm" svg:x="24.5cm" svg:y="0.5cm">
          <text:p text:style-name="P1">-</text:p>
        </draw:rect>
        <draw:connector draw:style-name="gr2" draw:text-style-name="P1" draw:layer="layout" svg:x1="27.25cm" svg:y1="2.5cm" svg:x2="27.25cm" svg:y2="3.5cm" draw:start-shape="id20" draw:start-glue-point="2" draw:end-shape="id21" draw:end-glue-point="4" svg:d="m27250 2500v1000">
          <text:p/>
        </draw:connector>
        <draw:connector draw:style-name="gr2" draw:text-style-name="P1" draw:layer="layout" svg:x1="27.25cm" svg:y1="-1cm" svg:x2="27.25cm" svg:y2="0.5cm" draw:start-shape="id22" draw:start-glue-point="8" draw:end-shape="id20" draw:end-glue-point="0" svg:d="m27250-1000v1500">
          <text:p/>
        </draw:connector>
        <draw:frame draw:style-name="gr3" draw:layer="layout" svg:width="1.5cm" svg:height="1.673cm" svg:x="31cm" svg:y="20.327cm">
          <draw:text-box>
            <text:p>Z1</text:p>
            <text:p/>
          </draw:text-box>
        </draw:frame>
        <draw:custom-shape draw:style-name="gr1" draw:text-style-name="P1" draw:id="id23" draw:layer="layout" svg:width="2.5cm" svg:height="2.5cm" svg:x="12.501cm" svg:y="24.501cm">
          <text:p text:style-name="P1">Z1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4" draw:layer="layout" svg:width="2.5cm" svg:height="2.5cm" svg:x="26.001cm" svg:y="24.501cm">
          <text:p text:style-name="P1">Z2</text:p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6" draw:layer="layout" svg:width="2.5cm" svg:height="2.5cm" svg:x="12.501cm" svg:y="34.001cm">
          <text:p text:style-name="P1">Z3</text:p>
          <text:p text:style-name="P1">y1,y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5" draw:layer="layout" svg:width="2.5cm" svg:height="2.5cm" svg:x="25.501cm" svg:y="34.001cm">
          <text:p text:style-name="P1">Z4</text:p>
          <text:p text:style-name="P1">y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svg:x1="15.001cm" svg:y1="25.751cm" svg:x2="26.001cm" svg:y2="25.751cm" draw:start-shape="id23" draw:start-glue-point="10" draw:end-shape="id24" draw:end-glue-point="6" svg:d="m15001 25751h11000">
          <text:p/>
        </draw:connector>
        <draw:connector draw:style-name="gr6" draw:text-style-name="P1" draw:layer="layout" svg:x1="28.501cm" svg:y1="25.751cm" svg:x2="27.251cm" svg:y2="24.501cm" draw:start-shape="id24" draw:start-glue-point="10" draw:end-shape="id24" draw:end-glue-point="4" svg:d="m28501 25751h500v-1751h-1750v501">
          <text:p/>
        </draw:connector>
        <draw:connector draw:style-name="gr6" draw:text-style-name="P1" draw:layer="layout" svg:x1="27.251cm" svg:y1="27.001cm" svg:x2="26.751cm" svg:y2="34.001cm" draw:start-shape="id24" draw:start-glue-point="8" draw:end-shape="id25" draw:end-glue-point="4" svg:d="m27251 27001v3500h-500v3500">
          <text:p/>
        </draw:connector>
        <draw:connector draw:style-name="gr6" draw:text-style-name="P1" draw:layer="layout" svg:x1="26.751cm" svg:y1="36.501cm" svg:x2="28.001cm" svg:y2="35.251cm" draw:start-shape="id25" draw:start-glue-point="8" draw:end-shape="id25" draw:end-glue-point="10" svg:d="m26751 36501v500h1750v-1750h-500">
          <text:p/>
        </draw:connector>
        <draw:connector draw:style-name="gr6" draw:text-style-name="P1" draw:layer="layout" svg:x1="15.001cm" svg:y1="35.251cm" svg:x2="25.501cm" svg:y2="35.251cm" draw:start-shape="id26" draw:start-glue-point="10" draw:end-shape="id25" draw:end-glue-point="6" svg:d="m15001 35251h10500">
          <text:p/>
        </draw:connector>
        <draw:connector draw:style-name="gr6" draw:text-style-name="P1" draw:layer="layout" svg:x1="25.867cm" svg:y1="36.135cm" svg:x2="14.635cm" svg:y2="36.135cm" draw:start-shape="id25" draw:start-glue-point="7" draw:end-shape="id26" draw:end-glue-point="9" svg:d="m25867 36135h-11232">
          <text:p/>
        </draw:connector>
        <draw:connector draw:style-name="gr6" draw:text-style-name="P1" draw:layer="layout" draw:line-skew="0.499cm -4.999cm" svg:x1="26.751cm" svg:y1="36.501cm" svg:x2="12.501cm" svg:y2="25.751cm" draw:start-shape="id25" draw:start-glue-point="8" draw:end-shape="id23" draw:end-glue-point="6" svg:d="m26751 36501v999h-19750v-11749h5500">
          <text:p/>
        </draw:connector>
        <draw:connector draw:style-name="gr6" draw:text-style-name="P1" draw:layer="layout" draw:line-skew="-3.499cm" svg:x1="12.501cm" svg:y1="35.251cm" svg:x2="12.501cm" svg:y2="25.751cm" draw:start-shape="id26" draw:start-glue-point="6" draw:end-shape="id23" draw:end-glue-point="6" svg:d="m12501 35251h-4000v-9500h4000">
          <text:p/>
        </draw:connector>
        <draw:connector draw:style-name="gr6" draw:text-style-name="P1" draw:layer="layout" svg:x1="12.501cm" svg:y1="35.251cm" svg:x2="13.751cm" svg:y2="36.501cm" draw:start-shape="id26" draw:start-glue-point="6" draw:end-shape="id26" draw:end-glue-point="8" svg:d="m12501 35251h-501v1750h1751v-500">
          <text:p/>
        </draw:connector>
        <draw:line draw:style-name="gr6" draw:text-style-name="P1" draw:layer="layout" svg:x1="26.501cm" svg:y1="27cm" svg:x2="14.501cm" svg:y2="34.5cm">
          <text:p/>
        </draw:line>
        <draw:frame draw:style-name="gr5" draw:layer="layout" svg:width="2.5cm" svg:height="1.75cm" svg:x="28cm" svg:y="30cm">
          <draw:text-box>
            <text:p>x1!x2</text:p>
          </draw:text-box>
        </draw:frame>
        <draw:frame draw:style-name="gr3" draw:layer="layout" svg:width="2cm" svg:height="1.25cm" svg:x="30cm" svg:y="24.5cm">
          <draw:text-box>
            <text:p>!x1</text:p>
          </draw:text-box>
        </draw:frame>
        <draw:frame draw:style-name="gr3" draw:layer="layout" svg:width="3cm" svg:height="1.25cm" svg:x="29cm" svg:y="36cm">
          <draw:text-box>
            <text:p>!x3!x2</text:p>
          </draw:text-box>
        </draw:frame>
        <draw:frame draw:style-name="gr5" draw:layer="layout" svg:width="2cm" svg:height="1.75cm" svg:x="9cm" svg:y="29.5cm">
          <draw:text-box>
            <text:p>!x3</text:p>
          </draw:text-box>
        </draw:frame>
        <draw:frame draw:style-name="gr3" draw:layer="layout" svg:width="2.5cm" svg:height="1.25cm" svg:x="20cm" svg:y="31.5cm">
          <draw:text-box>
            <text:p>x1x2</text:p>
          </draw:text-box>
        </draw:frame>
        <draw:frame draw:style-name="gr3" draw:layer="layout" svg:width="3cm" svg:height="1.25cm" svg:x="18cm" svg:y="34cm">
          <draw:text-box>
            <text:p>!x3!x2</text:p>
          </draw:text-box>
        </draw:frame>
        <draw:frame draw:style-name="gr3" draw:layer="layout" svg:width="3.5cm" svg:height="1.25cm" svg:x="18cm" svg:y="36.25cm">
          <draw:text-box>
            <text:p>!x3x2</text:p>
          </draw:text-box>
        </draw:frame>
        <draw:frame draw:style-name="gr3" draw:layer="layout" svg:width="3cm" svg:height="1.25cm" svg:x="8.5cm" svg:y="36cm">
          <draw:text-box>
            <text:p>!x3x2</text:p>
          </draw:text-box>
        </draw:frame>
        <draw:frame draw:style-name="gr3" draw:layer="layout" svg:width="2.5cm" svg:height="1.25cm" svg:x="14.5cm" svg:y="23.5cm">
          <draw:text-box>
            <text:p>00</text:p>
          </draw:text-box>
        </draw:frame>
        <draw:frame draw:style-name="gr3" draw:layer="layout" svg:width="2cm" svg:height="1.25cm" svg:x="29cm" svg:y="27cm">
          <draw:text-box>
            <text:p>01</text:p>
          </draw:text-box>
        </draw:frame>
        <draw:frame draw:style-name="gr3" draw:layer="layout" svg:width="2.5cm" svg:height="1.25cm" svg:x="27.5cm" svg:y="33.5cm">
          <draw:text-box>
            <text:p>11</text:p>
          </draw:text-box>
        </draw:frame>
        <draw:frame draw:style-name="gr3" draw:layer="layout" svg:width="2.5cm" svg:height="1.25cm" svg:x="12cm" svg:y="33cm">
          <draw:text-box>
            <text:p>10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